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View.expandTargetUrlTemplate( String targetUrl , Map &lt; String , Object &gt; model , Map &lt; String , String &gt; uriVariab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directView.RedirectView( String redirec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setContextRelative( boolean context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setPropagateQuery( boolean propagate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encodeUriVariabl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getCurrentUriVariables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.getHo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directView.appendCurrentRequestQuery( String targetUrl , ServerHttp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View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isRemoteHost( String target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View.isContex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setStatusCode(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.createTargetUrl( Map &lt; String , Object &gt; model , ServerWeb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directView.renderInternal( Map &lt; String , Object &gt; model , @ Nullable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.is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setHosts( @ Nullable String ... 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sendRedirect( String targetUrl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View.checkResourceExists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.RedirectView( String redirectUrl ,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.isPropagat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